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Groupe 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Prénom</text:p>
          </table:table-cell>
          <table:table-cell office:value-type="string" table:style-name="ce1">
            <text:p>Not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OCQUEL</text:p>
          </table:table-cell>
          <table:table-cell office:value-type="string" table:style-name="ce1">
            <text:p>Louison</text:p>
          </table:table-cell>
          <table:table-cell office:value-type="string" table:style-name="ce1">
            <text:p><text:s text:c="17"/>/2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ELLO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<text:s text:c="17"/>/2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VEL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<text:s text:c="17"/>/2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YLLA</text:p>
          </table:table-cell>
          <table:table-cell office:value-type="string" table:style-name="ce1">
            <text:p>Sekou</text:p>
          </table:table-cell>
          <table:table-cell office:value-type="string" table:style-name="ce1">
            <text:p><text:s text:c="17"/>/2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ALLIE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<text:s text:c="17"/>/2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illian hallier</meta:initial-creator>
    <dc:creator>killian hallier</dc:creator>
    <meta:creation-date>2018-12-18T14:10:58Z</meta:creation-date>
    <dc:date>2018-12-18T14:23:56Z</dc:date>
  </office:meta>
</office:document-meta>
</file>